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sans-serif"/>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9d1" officeooo:paragraph-rsid="0011f9d1"/>
    </style:style>
    <style:style style:name="P2" style:family="paragraph" style:parent-style-name="Standard">
      <style:text-properties officeooo:rsid="00135ae6" officeooo:paragraph-rsid="00135ae6"/>
    </style:style>
    <style:style style:name="P3" style:family="paragraph" style:parent-style-name="Standard">
      <style:text-properties officeooo:rsid="0015108f" officeooo:paragraph-rsid="0015108f"/>
    </style:style>
    <style:style style:name="P4" style:family="paragraph" style:parent-style-name="Standard">
      <style:text-properties officeooo:rsid="0016f034" officeooo:paragraph-rsid="0016f034"/>
    </style:style>
    <style:style style:name="P5" style:family="paragraph" style:parent-style-name="Standard">
      <style:text-properties officeooo:rsid="001a4861" officeooo:paragraph-rsid="001a4861"/>
    </style:style>
    <style:style style:name="P6" style:family="paragraph" style:parent-style-name="Standard">
      <style:text-properties fo:font-variant="normal" fo:text-transform="none" style:font-name="OpenSans" fo:font-size="11.25pt" fo:letter-spacing="normal" fo:font-style="normal" fo:font-weight="normal" officeooo:paragraph-rsid="001c0ce9"/>
    </style:style>
    <style:style style:name="P7" style:family="paragraph" style:parent-style-name="Standard">
      <style:text-properties fo:font-variant="normal" fo:text-transform="none" style:font-name="OpenSans" fo:font-size="11.25pt" fo:letter-spacing="normal" fo:font-style="normal" fo:font-weight="normal" officeooo:rsid="002049c0" officeooo:paragraph-rsid="00135ae6"/>
    </style:style>
    <style:style style:name="P8" style:family="paragraph" style:parent-style-name="Standard">
      <style:text-properties fo:font-variant="normal" fo:text-transform="none" style:font-name="OpenSans" fo:font-size="11.25pt" fo:letter-spacing="normal" fo:font-style="normal" fo:font-weight="normal" officeooo:paragraph-rsid="00135ae6"/>
    </style:style>
    <style:style style:name="P9" style:family="paragraph" style:parent-style-name="Standard">
      <style:text-properties fo:font-variant="normal" fo:text-transform="none" fo:letter-spacing="normal" officeooo:paragraph-rsid="00135ae6"/>
    </style:style>
    <style:style style:name="P10" style:family="paragraph" style:parent-style-name="Standard">
      <style:text-properties fo:font-variant="normal" fo:text-transform="none" fo:letter-spacing="normal" officeooo:rsid="002049c0" officeooo:paragraph-rsid="00135ae6"/>
    </style:style>
    <style:style style:name="P11" style:family="paragraph" style:parent-style-name="Standard">
      <style:text-properties officeooo:rsid="00216705" officeooo:paragraph-rsid="00216705"/>
    </style:style>
    <style:style style:name="P12" style:family="paragraph" style:parent-style-name="Standard">
      <style:text-properties officeooo:paragraph-rsid="00216705"/>
    </style:style>
    <style:style style:name="P13" style:family="paragraph" style:parent-style-name="Standard">
      <style:paragraph-properties fo:break-before="page"/>
      <style:text-properties officeooo:rsid="0011f9d1" officeooo:paragraph-rsid="0011f9d1"/>
    </style:style>
    <style:style style:name="T1" style:family="text">
      <style:text-properties officeooo:rsid="0015108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1838" style:font-weight-asian="normal" style:font-weight-complex="normal"/>
    </style:style>
    <style:style style:name="T5" style:family="text">
      <style:text-properties fo:font-weight="normal" officeooo:rsid="00183822" style:font-weight-asian="normal" style:font-weight-complex="normal"/>
    </style:style>
    <style:style style:name="T6" style:family="text">
      <style:text-properties fo:font-weight="normal" officeooo:rsid="002186ef" style:font-weight-asian="normal" style:font-weight-complex="normal"/>
    </style:style>
    <style:style style:name="T7" style:family="text">
      <style:text-properties fo:font-weight="normal" officeooo:rsid="00216705" style:font-weight-asian="normal" style:font-weight-complex="normal"/>
    </style:style>
    <style:style style:name="T8" style:family="text">
      <style:text-properties fo:font-variant="normal" fo:text-transform="none" fo:color="#252525" style:font-name="Roboto" fo:font-size="13.5pt" fo:letter-spacing="normal" fo:font-style="normal" fo:font-weight="normal" officeooo:rsid="002186ef" style:font-weight-asian="normal" style:font-weight-complex="normal"/>
    </style:style>
    <style:style style:name="T9" style:family="text">
      <style:text-properties fo:font-variant="normal" fo:text-transform="none" fo:color="#252525" style:font-name="Roboto" fo:font-size="11pt" fo:letter-spacing="normal" fo:font-style="normal" fo:font-weight="normal" officeooo:rsid="002186ef" style:font-size-asian="11pt" style:font-weight-asian="normal" style:font-size-complex="11pt" style:font-weight-complex="normal"/>
    </style:style>
    <style:style style:name="T10" style:family="text">
      <style:text-properties fo:font-variant="normal" fo:text-transform="none" fo:color="#252525" style:font-name="Roboto" fo:font-size="11pt" fo:letter-spacing="normal" fo:font-style="normal" fo:font-weight="normal" officeooo:rsid="002288f3" style:font-size-asian="11pt" style:font-weight-asian="normal" style:font-size-complex="11pt" style:font-weight-complex="normal"/>
    </style:style>
    <style:style style:name="T11" style:family="text">
      <style:text-properties officeooo:rsid="001c0ce9" style:font-weight-asian="normal" style:font-weight-complex="normal"/>
    </style:style>
    <style:style style:name="T12" style:family="text">
      <style:text-properties style:font-name="OpenSans" fo:font-size="11.25pt" fo:font-style="normal" fo:font-weight="normal"/>
    </style:style>
    <style:style style:name="T13" style:family="text">
      <style:text-properties style:font-name="OpenSans" fo:font-size="11.25pt" fo:font-style="normal" fo:font-weight="normal" officeooo:rsid="00135ae6"/>
    </style:style>
    <style:style style:name="T14" style:family="text">
      <style:text-properties officeooo:rsid="002049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 là một hệ thống động đáp ứng sự thay đổi liên tục nhu cầu máy tính. <text:s/>Sự đại diện của các nhu cầu tính toán của Linux tập trung vào việc trừu tượng chung của quy trình. <text:s text:c="2"/>Các tiến trình có thể được tồn tại ngắn ( một lệnh được thực hiện từ dòng lệnh ) hoặc tồn tại dài ( dịch vụ mạng ). Vì nguyên nhân này mà quá trình quản lý tiến trình và lập lịch là rất quan trọng.</text:p>
      <text:p text:style-name="P1"/>
      <text:p text:style-name="P1">Trong không gian người dùng, các tiến trình được đại diện bơi các định dạng (PIDs). <text:s/>Từ quan điểm của người dùng, một PID là môt giá trị số định danh duy nhất của tiến trình. PID không thay đổi trong suốt quá trình xử lý của nó. nhưng PID có thể được sử dụng lại sau khi tiến trình kết thúc ( không chạy ), vì vậy không phải lúc nào cũng lý tưởng để cache chúng.</text:p>
      <text:p text:style-name="P1"/>
      <text:p text:style-name="P1">Trong không gian người dùng, bạn có thể tạo các quy trình theo bất kỳ cách nào. Bạn có thể thực hiện một chương trình (kết quả là tạo ra một quá trình mới) hoặc, trong một chương trình, bạn có thể gọi một cuộc gọi hệ thống fork hoặc exec. Các kết quả cuộc gọi trong kết quả tạo ra một quá trình con, trong khi một cuộc gọi exec thay thế bối cảnh quá trình hiện tại bằng chương trình mới.</text:p>
      <text:p text:style-name="P1"/>
      <text:p text:style-name="P2">2. <text:span text:style-name="T1">Process descriptor và task structure</text:span></text:p>
      <text:p text:style-name="P2"/>
      <text:p text:style-name="P3"/>
      <text:p text:style-name="P3">Nhân linux lưu trữ danh sách các tiến trình trong danh sách nối đôi và được gọi là task list. Mỗi một phần tử trong task list là một process descriptor kiểu <text:span text:style-name="T2">struct task_struct. </text:span><text:span text:style-name="T3">Nó được định nghĩa trong thư viện &lt;linux/sched.h&gt;. Process descriptor có chứa tất cả các thông tin riêng về một tiến trình.</text:span></text:p>
      <text:p text:style-name="P3"><text:span text:style-name="T3"/></text:p>
      <text:p text:style-name="P4"><text:span text:style-name="T3">Một tast_struct là một cấu trúc dữ liệu tương đối lớn, khoảng 1.7 kilibytes trên máy 32-bit. Tuy nhiên kích thước này lại khác nhỏ khi xem xét cấu trúc có chứa tất cả các thông tin mà nhân kernel có và cần cho tiến trình. <text:s/></text:span><text:span text:style-name="T4">Process descriptor chứa dữ liệu mô tả chương trình thực thi, không gian địa chỉ của tiến trình, <text:s/>các tín hiệu cờ , </text:span><text:span text:style-name="T5">trạng thái của tiến trình, v.v...</text:span></text:p>
      <text:p text:style-name="P3"><text:span text:style-name="T3"/></text:p>
      <text:p text:style-name="P3"><text:span text:style-name="T3"/></text:p>
      <text:p text:style-name="P4"><text:span text:style-name="T3">Hinh 3.1</text:span></text:p>
      <text:p text:style-name="P3"><text:span text:style-name="T3"/></text:p>
      <text:p text:style-name="P5"><text:span text:style-name="T3">3. Cấp phát cho process descriptor</text:span></text:p>
      <text:p text:style-name="P5"><text:span text:style-name="T3"/></text:p>
      <text:p text:style-name="P12"><text:span text:style-name="T7">Cấu trúc task_struct được </text:span><text:span text:style-name="T6">cấp phát thông qua slab allocate để cung cấp việc tái sử dụng và cache data. <text:s/>Các phiên bản trước kernel 2.6, structure task_struct được lựu trữ ở cuỗi của kernel stack của mỗi tiến trình. </text:span><text:span text:style-name="T9">Điều này cho phép các kiến ​​trúc với ít thanh ghi, chẳng hạn như x86, để tính vị trí </text:span><text:span text:style-name="T10">process descriptor</text:span><text:span text:style-name="T9"> thông qua con trỏ ngăn xếp mà không sử dụng </text:span><text:span text:style-name="T10">thêm thanh ghi bổ sung</text:span><text:span text:style-name="T9"> để lưu trữ vị trí. </text:span></text:p>
      <text:p text:style-name="P11"><text:span text:style-name="T3"/></text:p>
      <text:p text:style-name="P6"><text:span text:style-name="T11">slab allocator: </text:span></text:p>
      <text:p text:style-name="P9"><text:span text:style-name="T13">linux có thực hiện một cơ chế để cache lại các data structure. </text:span><text:span text:style-name="T12">Cơ chế này được thực hiện bởi slab allocator. Hệ thống sẽ dành riêng một khu vực physical memory cho slab. Cấu tạo của slab layer được chia thành từng cache. Một cache là một tập hợp các data structure có cùng loại, chúng ta có cache cho inode và dentry, cache cho process descriptor... Mỗi cache gồm nhiều slab. Mỗi slab tương ứng với một hay nhiều physical memory liên tiếp nhau, mỗi slab lại gồm nhiều object, mỗi object sẽ được nạp một data structure, có thể coi một object tương ứng với một data structure. Slab có ba loại: full, empty, partial. Full nghĩa là slab đó toàn các object, partial nghĩa là nó có chứa một lượng object, empty là hoàn toàn chẳng có object nào. Slab allocator sẽ cấp phát object từ các slab cache. Nếu nhận một yêu cầu cần một instance, slab allocator sẽ xem có object nào trong slab thỏa mãn không, nếu có thì trả về luôn, nếu không, nó tạo một object mới trong slab, bắt đầu từ các partial </text:span><text:soft-page-break/><text:span text:style-name="T12">slab, nếu không có partial slab, nó tạo trong empty slab, nếu cũng không có empty slab, nó tạo thêm một empty slab để tạo object trong đó. Hiển nhiên, nó không thể dùng full slab để tạo object được vì không còn chỗ nữa. Sau khi object này dùng xong, nó sẽ không được deallocate đi mà được đặt vào trong slab để tái sử dụng.</text:span></text:p>
      <text:p text:style-name="P10"><text:span text:style-name="T12"/></text:p>
      <text:p text:style-name="P7">Mục đích của slab cache:</text:p>
      <text:p text:style-name="P8"><text:span text:style-name="T14"><text:tab/></text:span>Cấp phát sẵn một continous physical memory dành cho data structure giảm <text:tab/>hành vì allocate và deallocate memory, hạn chế phân mảnh memory sinh ra <text:tab/>trong quá trình này.</text:p>
      <text:p text:style-name="P8"/>
      <text:p text:style-name="P8"/>
      <text:p text:style-name="P8"/>
      <text:p text:style-name="P8"/>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sans-serif"/>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1:00:39.056644221</meta:creation-date>
    <dc:date>2017-11-06T18:00:55.499019994</dc:date>
    <meta:editing-duration>PT36M31S</meta:editing-duration>
    <meta:editing-cycles>10</meta:editing-cycles>
    <meta:generator>LibreOffice/5.1.6.2$Linux_X86_64 LibreOffice_project/10m0$Build-2</meta:generator>
    <meta:document-statistic meta:table-count="0" meta:image-count="0" meta:object-count="0" meta:page-count="3" meta:paragraph-count="13" meta:word-count="767" meta:character-count="3796" meta:non-whitespace-character-count="3028"/>
  </office:meta>
</office:document-meta>
</file>